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2">
      <style:text-properties officeooo:rsid="0016b2a9" officeooo:paragraph-rsid="0016b2a9"/>
    </style:style>
    <style:style style:name="P2" style:family="paragraph" style:parent-style-name="Heading_20_2">
      <style:text-properties officeooo:rsid="0018e3fb" officeooo:paragraph-rsid="0018e3fb"/>
    </style:style>
    <style:style style:name="P3" style:family="paragraph" style:parent-style-name="Text_20_body">
      <style:text-properties officeooo:rsid="0011aa81" officeooo:paragraph-rsid="0011aa81"/>
    </style:style>
    <style:style style:name="P4" style:family="paragraph" style:parent-style-name="Text_20_body">
      <style:text-properties officeooo:rsid="0012416c" officeooo:paragraph-rsid="0012416c"/>
    </style:style>
    <style:style style:name="P5" style:family="paragraph" style:parent-style-name="Text_20_body">
      <style:text-properties officeooo:rsid="0013cd8d" officeooo:paragraph-rsid="0013cd8d"/>
    </style:style>
    <style:style style:name="P6" style:family="paragraph" style:parent-style-name="Text_20_body">
      <style:text-properties officeooo:rsid="00141907" officeooo:paragraph-rsid="00141907"/>
    </style:style>
    <style:style style:name="P7" style:family="paragraph" style:parent-style-name="Text_20_body">
      <style:text-properties officeooo:rsid="001617cc" officeooo:paragraph-rsid="001617cc"/>
    </style:style>
    <style:style style:name="P8" style:family="paragraph" style:parent-style-name="Text_20_body">
      <style:text-properties officeooo:rsid="0016b2a9" officeooo:paragraph-rsid="0016b2a9"/>
    </style:style>
    <style:style style:name="P9" style:family="paragraph" style:parent-style-name="Text_20_body">
      <style:text-properties officeooo:rsid="00179064" officeooo:paragraph-rsid="00179064"/>
    </style:style>
    <style:style style:name="P10" style:family="paragraph" style:parent-style-name="Text_20_body">
      <style:text-properties officeooo:rsid="00182c0a" officeooo:paragraph-rsid="00182c0a"/>
    </style:style>
    <style:style style:name="P11" style:family="paragraph" style:parent-style-name="Text_20_body">
      <style:text-properties officeooo:rsid="0018818a" officeooo:paragraph-rsid="0018818a"/>
    </style:style>
    <style:style style:name="P12" style:family="paragraph" style:parent-style-name="Text_20_body">
      <style:text-properties officeooo:rsid="0018e3fb" officeooo:paragraph-rsid="0018e3fb"/>
    </style:style>
    <style:style style:name="P13" style:family="paragraph" style:parent-style-name="Text_20_body">
      <style:text-properties officeooo:paragraph-rsid="001b2dcf"/>
    </style:style>
    <style:style style:name="P14" style:family="paragraph" style:parent-style-name="Title">
      <style:text-properties officeooo:rsid="0011aa81" officeooo:paragraph-rsid="0011aa81"/>
    </style:style>
    <style:style style:name="P15" style:family="paragraph" style:parent-style-name="Heading_20_1">
      <style:text-properties officeooo:rsid="0013cd8d" officeooo:paragraph-rsid="0013cd8d"/>
    </style:style>
    <style:style style:name="P16" style:family="paragraph" style:parent-style-name="Heading_20_1">
      <style:text-properties officeooo:rsid="0018e3fb" officeooo:paragraph-rsid="0018e3fb"/>
    </style:style>
    <style:style style:name="P17" style:family="paragraph" style:parent-style-name="Heading_20_3">
      <style:text-properties officeooo:rsid="0018e3fb" officeooo:paragraph-rsid="0018e3fb"/>
    </style:style>
    <style:style style:name="P18" style:family="paragraph" style:parent-style-name="Heading_20_3">
      <style:text-properties officeooo:rsid="001b2dcf" officeooo:paragraph-rsid="001b2dc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b2dc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XML</text:p>
      <text:p text:style-name="P3">Ariane Pinche <text:a xlink:type="simple" xlink:href="mailto:ariane.pinche@chartes.psl.eu" text:style-name="Internet_20_link" text:visited-style-name="Visited_20_Internet_20_Link">ariane.pinche@chartes.psl.eu</text:a> <text:s/>On peut relancer si no réponse en 3 jours</text:p>
      <text:p text:style-name="P4">XML EAD → c’est pour classer</text:p>
      <text:p text:style-name="P4">XML TEI → C’est pour enrichir un texte</text:p>
      <text:p text:style-name="P4">On peut transformer un fichier XML en HTML ou en LATEX grâce à la XSLT. La XML ne permet pas le traitement de l’image.</text:p>
      <text:p text:style-name="P4">GitHub Ariane Pinche <text:a xlink:type="simple" xlink:href="https://github.com/ArianePinche/coursTNAH_XML-TEI" text:style-name="Internet_20_link" text:visited-style-name="Visited_20_Internet_20_Link">https://github.com/ArianePinche/coursTNAH_XML-TEI</text:a></text:p>
      <text:p text:style-name="P4"/>
      <text:h text:style-name="P15" text:outline-level="1">Qu’est-ce qu’un texte ?</text:h>
      <text:p text:style-name="P5">D’abord, le texte est du texte brut, encodé en ASCII en 7 bits, donc avec 2⁷ = 128 caractères. L’ISO 8859-1 (latin 1) est sur un octet, donc 8 bits, soit 2⁸ = 256 caractères. UTF-8 est sur 4 octets, soit 2³² caractères, des milliards de caractères. Si on veut faire de la recherche, il vaut mieux être en UTF-8, mais si on veut aller vite et faire des requêtes rapides, on prend l’ascii ou l’iso car ça prend beaucoup moins de places (l’ISO est 4 fois moins lourd que l’UTF-8).</text:p>
      <text:p text:style-name="P6">Un texte mis en page est appelé « Fancy text ». C’est un texte balisé, avec une mise en valeur typographique.</text:p>
      <text:p text:style-name="P6">(Si on dézippe un texte, il sort notamment en XML)</text:p>
      <text:p text:style-name="P6">Un texte est une hiérarchie, hiérarchie sémantique ou grammaticale, syntaxique, structurel, intertextualité. Le livre est un arbre : un livre contient des chapitres, les chapitres contiennent des titres et paragraphes, etc. </text:p>
      <text:p text:style-name="P7">L’apparat critique est à faire aussi, et possible de manière linéaire.</text:p>
      <text:h text:style-name="P1" text:outline-level="2">Le Frankenstein de Mary Shelley</text:h>
      <text:p text:style-name="P7"><text:a xlink:type="simple" xlink:href="http://shelleygodwinarchive.org/sc/oxford/frankenstein/volume/i/#/p27/mode/xml" text:style-name="Internet_20_link" text:visited-style-name="Visited_20_Internet_20_Link">http://shelleygodwinarchive.org/sc/oxford/frankenstein/volume/i/#/p27/mode/xml</text:a></text:p>
      <text:p text:style-name="P8">Cette édition de Frankenstein est une édition génétique, c’est à dire qu’on s’intéresse à la genèse d’un texte.</text:p>
      <text:p text:style-name="P8">L’attribut a un nom, et sa valeur est entre guillemets. La valeur n’est qu’une suite de caractères.</text:p>
      <text:h text:style-name="Heading_20_2" text:outline-level="2">Le Christofle</text:h>
      <text:p text:style-name="P9">Edition pérenne en XML. Ressemble à une édition classique en ligne, contrairement au Shelley. Le XML est TEI.</text:p>
      <text:p text:style-name="P9">XML est un méta langage à balise pour les documents textuels. XML est un langage qui n’a pas de balise prédéfinie.</text:p>
      <text:p text:style-name="P10">SGML est l’ancêtre d’XML et d’HTML. Il a été développé par IBM. HTML a ensuite un nombre déterminé de balises, pour découvrir des pages web. Aucune ambition sémantique avec la HTML, <text:soft-page-break/>mais uniquement de présentation. A l’inverse, XML est resté très riche, très puissant, avec un set infini de balises. Il faut cependant annoncer que l’on utilise certains sets de balise.</text:p>
      <text:p text:style-name="P11">XML est structurel, et ne fais pas de mise en page. La mise en page arrive après.</text:p>
      <text:p text:style-name="P11">Arborescence par imbrication en XML.</text:p>
      <text:h text:style-name="P16" text:outline-level="1">Les éléments XML</text:h>
      <text:h text:style-name="P2" text:outline-level="2">Éléments et attributs</text:h>
      <text:h text:style-name="P17" text:outline-level="3">Les éléments</text:h>
      <text:p text:style-name="P12">Il existe des éléments vides ( &lt;chapitre/&gt; ) servent à baliser le texte.</text:p>
      <text:p text:style-name="P12">&lt;element&gt;texte&lt;/element&gt; <text:s text:c="2"/>→ élément classique</text:p>
      <text:p text:style-name="P12"/>
      <text:p text:style-name="P12">Si un attribut a plusieurs valeurs, il faut juste les mettre séparé d’un espace (ex : &lt;miseenvaleur rendu = ‘rouge italique’&gt; si on veut mettre un attribut composé de deux mots, on les colle (ex : &lt;miseenvaleur rendu = ‘centrePage’&gt; . Mettre une valeur unique d’un attribut en deux mots séparés d’un espace est une <text:span text:style-name="T1">hérésie</text:span><text:span text:style-name="T2">. Dans un attribut, </text:span><text:span text:style-name="T1">l’espace vaut pour un +</text:span><text:span text:style-name="T2">.</text:span></text:p>
      <text:h text:style-name="P18" text:outline-level="3">Les règles importantes</text:h>
      <text:p text:style-name="P13">-<text:tab/><text:span text:style-name="T3">A chaque balise de début doit correspondre une balise de fin</text:span></text:p>
      <text:p text:style-name="P13">-<text:tab/><text:span text:style-name="T3">Les éléments peuvent être imbriqués, mais ils ne doivent pas se recouvrir. Il faut donc recourir à des éléments vides à la place de balises complètes, et surtout réfléchir à l’intérêt des balises que l’on met.</text:span></text:p>
      <text:p text:style-name="P13">-<text:tab/><text:span text:style-name="T3">Il ne doit y avoir qu’un seul élément racine</text:span></text:p>
      <text:p text:style-name="P13">-<text:tab/><text:span text:style-name="T3">Un élément ne doit pas avoir deux attributs avec le même nom. (&lt;paragraphe type=’texte’ type=’nombre’&gt; → c’est faux ! )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9T13:55:53.889913949</meta:creation-date>
    <dc:date>2019-10-09T16:03:13.939812486</dc:date>
    <meta:editing-duration>PT22M11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2" meta:paragraph-count="33" meta:word-count="564" meta:character-count="3330" meta:non-whitespace-character-count="2799"/>
  </office:meta>
</office:document-meta>
</file>